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8000001949394F9007CE2696E.png" manifest:media-type="image/png"/>
  <manifest:file-entry manifest:full-path="Pictures/10000201000002D80000018FE46C126B2C9D8A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5f4" officeooo:paragraph-rsid="0014c5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container</text:p>
      <text:p text:style-name="P1"><draw:frame draw:style-name="fr1" draw:name="Image1" text:anchor-type="char" svg:x="-0.159cm" svg:y="0.042cm" svg:width="15.889cm" svg:height="7.551cm" draw:z-index="0"><draw:image xlink:href="Pictures/10000201000002D80000018FE46C126B2C9D8A84.png" xlink:type="simple" xlink:show="embed" xlink:actuate="onLoad" loext:mime-type="image/png"/></draw:frame><draw:frame draw:style-name="fr1" draw:name="Image2" text:anchor-type="char" svg:x="-0.053cm" svg:y="9.102cm" svg:width="17cm" svg:height="9.433cm" draw:z-index="1"><draw:image xlink:href="Pictures/10000201000002D8000001949394F9007CE2696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17:27:24.444442585</meta:creation-date>
    <dc:date>2021-08-23T17:57:56.787569549</dc:date>
    <meta:editing-duration>PT11S</meta:editing-duration>
    <meta:editing-cycles>1</meta:editing-cycles>
    <meta:document-statistic meta:table-count="0" meta:image-count="2" meta:object-count="0" meta:page-count="1" meta:paragraph-count="1" meta:word-count="2" meta:character-count="18" meta:non-whitespace-character-count="17"/>
    <meta:generator>LibreOffice/6.4.7.2$Linux_X86_64 LibreOffice_project/40$Build-2</meta:generator>
  </office:meta>
</office:document-meta>
</file>